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officeooo:rsid="001514a7" officeooo:paragraph-rsid="001514a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rsid="0015cc31" officeooo:paragraph-rsid="0015cc3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font-weight="bold" officeooo:rsid="0019c0ea" officeooo:paragraph-rsid="0019c0ea" fo:background-color="transparent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fo:font-weight="bold" officeooo:rsid="001e46ad" officeooo:paragraph-rsid="001e46ad" fo:background-color="transparent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14pt" fo:font-weight="normal" officeooo:rsid="0015cc31" officeooo:paragraph-rsid="0015cc31" fo:background-color="#b4c7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font-size="14pt" fo:font-weight="normal" officeooo:rsid="001d6e11" officeooo:paragraph-rsid="001d6e11" fo:background-color="#b4c7d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font-size="14pt" fo:font-weight="normal" officeooo:rsid="001e15d2" officeooo:paragraph-rsid="001e15d2" fo:background-color="#b4c7d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font-size="14pt" fo:font-weight="normal" officeooo:rsid="001e46ad" officeooo:paragraph-rsid="001e46ad" fo:background-color="#b4c7d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font-size="14pt" fo:font-weight="normal" officeooo:rsid="001514a7" officeooo:paragraph-rsid="001514a7" fo:background-color="#b4c7d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font-size="14pt" fo:font-weight="normal" officeooo:rsid="0019b3f4" officeooo:paragraph-rsid="0019b3f4" fo:background-color="transparent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font-size="14pt" fo:font-weight="normal" officeooo:rsid="0019b3f4" officeooo:paragraph-rsid="0019c0ea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size="14pt" fo:font-weight="normal" officeooo:rsid="001c363e" officeooo:paragraph-rsid="001c363e" fo:background-color="transparent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size="14pt" fo:font-weight="normal" officeooo:rsid="001d6e11" officeooo:paragraph-rsid="001d6e11" fo:background-color="transparent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size="14pt" fo:font-weight="normal" officeooo:rsid="001e15d2" officeooo:paragraph-rsid="001e15d2" fo:background-color="transparent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size="14pt" fo:font-weight="normal" officeooo:rsid="001e46ad" officeooo:paragraph-rsid="001e46ad" fo:background-color="transparent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/>
      <style:text-properties fo:font-size="14pt" fo:font-weight="normal" officeooo:rsid="0021a8f4" officeooo:paragraph-rsid="0021a8f4" fo:background-color="transparent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fo:font-size="14pt" fo:font-weight="normal" officeooo:rsid="00239e32" officeooo:paragraph-rsid="00239e32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fo:font-size="14pt" fo:font-weight="normal" officeooo:rsid="0028d2d0" officeooo:paragraph-rsid="0028d2d0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fo:font-size="14pt" fo:font-weight="normal" officeooo:rsid="0028d2d0" officeooo:paragraph-rsid="0028d2d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/>
      <style:text-properties fo:color="#000000" loext:opacity="100%" fo:font-size="14pt" fo:font-weight="normal" officeooo:rsid="001514a7" officeooo:paragraph-rsid="001514a7" fo:background-color="#b4c7dc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/>
      <style:text-properties fo:font-size="14pt" fo:font-weight="normal" officeooo:rsid="0028d2d0" officeooo:paragraph-rsid="0028d2d0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/>
      <style:text-properties fo:font-size="14pt" fo:font-weight="normal" officeooo:rsid="0019b3f4" officeooo:paragraph-rsid="0018294c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/>
      <style:text-properties fo:font-size="14pt" fo:font-weight="normal" officeooo:rsid="002da97c" officeooo:paragraph-rsid="002da97c" fo:background-color="transparent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font-size="14pt" fo:font-weight="normal" officeooo:rsid="001c363e" officeooo:paragraph-rsid="001c363e" fo:background-color="transparent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font-size="14pt" fo:font-weight="normal" officeooo:rsid="0019b3f4" officeooo:paragraph-rsid="0018294c" fo:background-color="#b4c7dc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size="14pt" fo:font-weight="normal" officeooo:rsid="001514a7" officeooo:paragraph-rsid="001514a7" fo:background-color="#b4c7d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size="14pt" fo:font-weight="bold" officeooo:rsid="001623cd" officeooo:paragraph-rsid="001623cd" fo:background-color="transparent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fo:font-size="14pt" fo:font-weight="bold" officeooo:rsid="0015cc31" officeooo:paragraph-rsid="0015cc31" style:font-size-asian="12.25pt" style:font-weight-asian="bold" style:font-size-complex="14pt" style:font-weight-complex="bold"/>
    </style:style>
    <style:style style:name="T1" style:family="text">
      <style:text-properties officeooo:rsid="0019c0ea"/>
    </style:style>
    <style:style style:name="T2" style:family="text">
      <style:text-properties fo:background-color="#b4c7dc" loext:char-shading-value="0"/>
    </style:style>
    <style:style style:name="T3" style:family="text">
      <style:text-properties officeooo:rsid="00239e32" fo:background-color="#b4c7dc" loext:char-shading-value="0"/>
    </style:style>
    <style:style style:name="T4" style:family="text">
      <style:text-properties officeooo:rsid="0021a8f4"/>
    </style:style>
    <style:style style:name="T5" style:family="text">
      <style:text-properties officeooo:rsid="00239e32"/>
    </style:style>
    <style:style style:name="T6" style:family="text">
      <style:text-properties officeooo:rsid="0024ce03"/>
    </style:style>
    <style:style style:name="T7" style:family="text">
      <style:text-properties officeooo:rsid="0029acd9"/>
    </style:style>
    <style:style style:name="T8" style:family="text">
      <style:text-properties officeooo:rsid="002f6e78"/>
    </style:style>
    <style:style style:name="T9" style:family="text">
      <style:text-properties officeooo:rsid="00310a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№3.2</text:p>
      <text:p text:style-name="P1">1.</text:p>
      <text:p text:style-name="P9">#include &lt;stdio.h&gt;</text:p>
      <text:p text:style-name="P9"/>
      <text:p text:style-name="P9">#define N 2</text:p>
      <text:p text:style-name="P9">#define M 3</text:p>
      <text:p text:style-name="P9">#define K 4</text:p>
      <text:p text:style-name="P20"/>
      <text:p text:style-name="P9">int main(void)</text:p>
      <text:p text:style-name="P9">{</text:p>
      <text:p text:style-name="P9"><text:s text:c="4"/>int arr[N][M][K] = { };</text:p>
      <text:p text:style-name="P9"/>
      <text:p text:style-name="P9"><text:s text:c="4"/>for (size_t i = 0; i &lt; N; ++i)</text:p>
      <text:p text:style-name="P9"><text:s text:c="8"/>for (size_t j = 0; j &lt; M; ++j)</text:p>
      <text:p text:style-name="P9"><text:s text:c="12"/>for (size_t k = 0; k &lt; K; ++k)</text:p>
      <text:p text:style-name="P9"><text:s text:c="16"/>arr[i][j][k] = i * 100 + j * 10 + k;</text:p>
      <text:p text:style-name="P9"><text:s text:c="16"/></text:p>
      <text:p text:style-name="P9"><text:s text:c="4"/>return 0;</text:p>
      <text:p text:style-name="P9">}</text:p>
      <text:p text:style-name="P9"/>
      <text:p text:style-name="P18">Объявим трехмерный массив размеров 2, 3, 4. Для наглядности вывода дампа памяти проинициализируем элементы массива какими-то значениями</text:p>
      <text:p text:style-name="P2"/>
      <text:p text:style-name="P2">2.</text:p>
      <text:p text:style-name="P19">С помощью gdb выведем дамп памяти:</text:p>
      <text:p text:style-name="P5">(gdb) x/24w arr</text:p>
      <text:p text:style-name="P5">0x7fffffffdf50:<text:tab/>0<text:tab/>1<text:tab/>2<text:tab/>3</text:p>
      <text:p text:style-name="P5">0x7fffffffdf60:<text:tab/>10<text:tab/>11<text:tab/>12<text:tab/>13</text:p>
      <text:p text:style-name="P5">0x7fffffffdf70:<text:tab/>20<text:tab/>21<text:tab/>22<text:tab/>23</text:p>
      <text:p text:style-name="P5">0x7fffffffdf80:<text:tab/>100<text:tab/>101<text:tab/>102<text:tab/>103</text:p>
      <text:p text:style-name="P5"><text:soft-page-break/>0x7fffffffdf90:<text:tab/>110<text:tab/>111<text:tab/>112<text:tab/>113</text:p>
      <text:p text:style-name="P5">0x7fffffffdfa0:<text:tab/>120<text:tab/>121<text:tab/>122<text:tab/>123</text:p>
      <text:p text:style-name="P5"/>
      <text:p text:style-name="P18">По <text:span text:style-name="T7">этому </text:span>выводу можно заметить, что <text:span text:style-name="T7">в одном сегменте памяти, который состоит из 16 байт хранится 4 элемента массива (размер элемента равен 4 байта). Соответственно, массив лежит в памяти последовательно, без дырок.</text:span></text:p>
      <text:p text:style-name="P27"/>
      <text:p text:style-name="P27">3.</text:p>
      <text:p text:style-name="P23">Вывод массива целиком</text:p>
      <text:p text:style-name="P25">(gdb) x/24 arr</text:p>
      <text:p text:style-name="P25">0x7fffffffdf50:<text:tab/>0<text:tab/>1<text:tab/>2<text:tab/>3</text:p>
      <text:p text:style-name="P25">0x7fffffffdf60:<text:tab/>10<text:tab/>11<text:tab/>12<text:tab/>13</text:p>
      <text:p text:style-name="P25">0x7fffffffdf70:<text:tab/>20<text:tab/>21<text:tab/>22<text:tab/>23</text:p>
      <text:p text:style-name="P25">0x7fffffffdf80:<text:tab/>100<text:tab/>101<text:tab/>102<text:tab/>103</text:p>
      <text:p text:style-name="P25">0x7fffffffdf90:<text:tab/>110<text:tab/>111<text:tab/>112<text:tab/>113</text:p>
      <text:p text:style-name="P25">0x7fffffffdfa0:<text:tab/>120<text:tab/>121<text:tab/>122<text:tab/>123</text:p>
      <text:p text:style-name="P23">Выводится соответственно 6 сегментов памяти (24 элемента <text:span text:style-name="T8">массива</text:span>)</text:p>
      <text:p text:style-name="P22"/>
      <text:p text:style-name="P23">Фиксируем N</text:p>
      <text:p text:style-name="P25">(gdb) x/12 arr[0]</text:p>
      <text:p text:style-name="P25">0x7fffffffdf50:<text:tab/>0<text:tab/>1<text:tab/>2<text:tab/>3</text:p>
      <text:p text:style-name="P25">0x7fffffffdf60:<text:tab/>10<text:tab/>11<text:tab/>12<text:tab/>13</text:p>
      <text:p text:style-name="P25">0x7fffffffdf70:<text:tab/>20<text:tab/>21<text:tab/>22<text:tab/>23</text:p>
      <text:p text:style-name="P25">(gdb) x/12 arr[1]</text:p>
      <text:p text:style-name="P25">0x7fffffffdf80:<text:tab/>100<text:tab/>101<text:tab/>102<text:tab/>103</text:p>
      <text:p text:style-name="P25">0x7fffffffdf90:<text:tab/>110<text:tab/>111<text:tab/>112<text:tab/>113</text:p>
      <text:p text:style-name="P25">0x7fffffffdfa0:<text:tab/>120<text:tab/>121<text:tab/>122<text:tab/>123</text:p>
      <text:p text:style-name="P23">Видим, что при фиксированном N выводятся 3 строчки дампа памяти (12 элементов <text:span text:style-name="T9">массива</text:span>), соответствующие arr[0] и arr[1] соответственно</text:p>
      <text:p text:style-name="P22"/>
      <text:p text:style-name="P23"><text:soft-page-break/>Фиксируем N и M</text:p>
      <text:p text:style-name="P25">(gdb) x/4 arr[0][0]</text:p>
      <text:p text:style-name="P25">0x7fffffffdf50:<text:tab/>0<text:tab/>1<text:tab/>2<text:tab/>3</text:p>
      <text:p text:style-name="P25">(gdb) x/4 arr[0][1]</text:p>
      <text:p text:style-name="P25">0x7fffffffdf60:<text:tab/>10<text:tab/>11<text:tab/>12<text:tab/>13</text:p>
      <text:p text:style-name="P25">(gdb) x/4 arr[0][2]</text:p>
      <text:p text:style-name="P25">0x7fffffffdf70:<text:tab/>20<text:tab/>21<text:tab/>22<text:tab/>23</text:p>
      <text:p text:style-name="P25">(gdb) x/4 arr[1][0]</text:p>
      <text:p text:style-name="P25">0x7fffffffdf80:<text:tab/>100<text:tab/>101<text:tab/>102<text:tab/>103</text:p>
      <text:p text:style-name="P25">(gdb) x/4 arr[1][1]</text:p>
      <text:p text:style-name="P25">0x7fffffffdf90:<text:tab/>110<text:tab/>111<text:tab/>112<text:tab/>113</text:p>
      <text:p text:style-name="P25">(gdb) x/4 arr[1][2]</text:p>
      <text:p text:style-name="P25">0x7fffffffdfa0:<text:tab/>120<text:tab/>121<text:tab/>122<text:tab/>123</text:p>
      <text:p text:style-name="P23">Видим, что при фиксированных N и M выводится 1 строчка дампа памяти, состоящая из 4 элементов, которые являются соответствующими элементами массива</text:p>
      <text:p text:style-name="P22"/>
      <text:p text:style-name="P11">Вывод: </text:p>
      <text:p text:style-name="P11"><text:span text:style-name="T1">Т</text:span>рехмерный массив записывается в память следующим образом: </text:p>
      <text:p text:style-name="P10">arr[0][0][0], arr[0][0][1] … arr[0][0][K], arr[0][1][0] … arr[0][1][K], arr[0][2][0] … </text:p>
      <text:p text:style-name="P11">arr[0][M][K], arr[1][0][0] … arr[N][M][K]. </text:p>
      <text:p text:style-name="P11">Соответственно рекурентная формула записи массива размерности R в память следующая: </text:p>
      <text:p text:style-name="P11">Если R &gt; <text:span text:style-name="T1">1, то последовательно обращаемся к</text:span> элемент<text:span text:style-name="T1">ам</text:span> массива <text:span text:style-name="T1">(то есть массивам размерности</text:span> R - 1<text:span text:style-name="T1">)</text:span>, инач<text:span text:style-name="T1">е просто записываем одномерный массив в память.</text:span></text:p>
      <text:p text:style-name="P11"/>
      <text:p text:style-name="P3">4.</text:p>
      <text:p text:style-name="P12"><text:span text:style-name="T2">int (*p0)[3][4] = arr;</text:span> <text:s/>// <text:span text:style-name="T4">массив из 2 элементов типа int [3][4]</text:span></text:p>
      <text:p text:style-name="P12"><text:span text:style-name="T2">int (*p1)[4] = arr[0];</text:span> <text:s/>// <text:span text:style-name="T4">массив из 3 элементов типа int [4]</text:span></text:p>
      <text:p text:style-name="P12"><text:soft-page-break/><text:span text:style-name="T2">int *p2 = arr[0][0];</text:span> <text:s/>// <text:span text:style-name="T4">массив из 4 элементов типа int </text:span></text:p>
      <text:p text:style-name="P16"><text:span text:style-name="T2">int s = arr[0][0][0];</text:span> // элемент массива типа int</text:p>
      <text:p text:style-name="P12"/>
      <text:p text:style-name="P13">Размер массива = количество элементов массива * тип элементов массива</text:p>
      <text:p text:style-name="P13">Соответственно:</text:p>
      <text:p text:style-name="P13">Размер arr = 2 * 3 * 4 * sizeof(int) = 2 * 3 * 4 * 4 = 96</text:p>
      <text:p text:style-name="P13">Размер arr[0] = 3 * 4 * sizeof(int) = 3 * 4 * 4 = 48</text:p>
      <text:p text:style-name="P13">Размер arr[0][0] = 4 * sizeof(int) = 4 * 4 = 16</text:p>
      <text:p text:style-name="P13">Размер arr[0][0][0] = sizeof(int) = 4</text:p>
      <text:p text:style-name="P13"/>
      <text:p text:style-name="P13">Проверим с помощью следующего кода:</text:p>
      <text:p text:style-name="P6">printf("%ld %ld %ld %ld", sizeof(arr), sizeof(arr[0]), sizeof(arr[0][0]), sizeof(arr[0][0][0]));</text:p>
      <text:p text:style-name="P13"/>
      <text:p text:style-name="P14">Output:</text:p>
      <text:p text:style-name="P7">96 48 16 4</text:p>
      <text:p text:style-name="P14"/>
      <text:p text:style-name="P15">Соответствующая проверка через gdb выглядит следующим образом:</text:p>
      <text:p text:style-name="P8">(gdb) p sizeof(arr)</text:p>
      <text:p text:style-name="P8">$5 = 96</text:p>
      <text:p text:style-name="P8">(gdb) p sizeof(arr[0])</text:p>
      <text:p text:style-name="P8">$6 = 48</text:p>
      <text:p text:style-name="P8">(gdb) p sizeof(arr[0][0])</text:p>
      <text:p text:style-name="P8">$7 = 16</text:p>
      <text:p text:style-name="P8">(gdb) p sizeof(arr[0][0][0])</text:p>
      <text:p text:style-name="P8">$8 = 4</text:p>
      <text:p text:style-name="P8">(gdb) </text:p>
      <text:p text:style-name="P15"/>
      <text:p text:style-name="P4">5.</text:p>
      <text:p text:style-name="P15"><text:soft-page-break/><text:span text:style-name="T2">void check_</text:span><text:span text:style-name="T3">mas3d</text:span><text:span text:style-name="T2">(int </text:span><text:span text:style-name="T3">arr[]</text:span><text:span text:style-name="T2">[M][K], </text:span><text:span text:style-name="T3">size_t n, </text:span><text:span text:style-name="T2">size_t m, size_t k);</text:span> // <text:span text:style-name="T4">прототип функции, которая обрабатывает </text:span><text:span text:style-name="T5">трехмерный массив</text:span></text:p>
      <text:p text:style-name="P17"><text:span text:style-name="T2">void check_mas2d(int arr[][K], size_t m, size_t k);</text:span> // прототип функции, которая обрабатывает матрицу трехмерного массива</text:p>
      <text:p text:style-name="P17"><text:span text:style-name="T2">void check_mas1d(int arr[], size_t k);</text:span> // прототип функции, которая <text:span text:style-name="T6">обрабатывает</text:span> одномерный массив матрицы трехмерного массива</text:p>
      <text:p text:style-name="P17"><text:span text:style-name="T2">void check_elem(int *el);</text:span> // прототип функции, которая обрабатывает элемент трехмерного массива <text:span text:style-name="T6">(передаем по указателю на случай, если захотим поменять его значение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4:20:49.183752058</meta:creation-date>
    <dc:date>2023-05-26T14:43:41.718297182</dc:date>
    <meta:editing-duration>PT14H43M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5" meta:paragraph-count="97" meta:word-count="609" meta:character-count="3755" meta:non-whitespace-character-count="3168"/>
  </office:meta>
</office:document-meta>
</file>